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c9f38" officeooo:paragraph-rsid="001c9f3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normal" officeooo:rsid="001c9f38" officeooo:paragraph-rsid="001c9f38" style:font-weight-asian="normal" style:font-weight-complex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«Мини-игры»</text:p>
      <text:p text:style-name="P2"/>
      <text:p text:style-name="P2">Период разаработки:<text:span text:style-name="T1">09.122025-30.12.2025</text:span></text:p>
      <text:p text:style-name="P2"/>
      <text:p text:style-name="P2"/>
      <text:p text:style-name="P2">Участники команды:</text:p>
      <text:p text:style-name="P2">Искрова</text:p>
      <text:p text:style-name="P2">Жорова</text:p>
      <text:p text:style-name="P2">Колядин</text:p>
      <text:p text:style-name="P2">Тишко</text:p>
      <text:p text:style-name="P2">Шульжик - лидер</text:p>
      <text:p text:style-name="P2"/>
      <text:p text:style-name="P2"/>
      <text:p text:style-name="P2">Вклад участников в реализации проекта: Искрова - модуль «Крестики-Нолики»,описание работы модуля и его возможностей. Жорова - модуль «Сапер»,описание работы модуля и его возможностей. Колядин - модуль «Взлом кода»,описание работы модуля и его возможностей.</text:p>
      <text:p text:style-name="P2">Тишко - модуль «Змейка»,модуль «Вордли», описание работы модуля и его возможностей.</text:p>
      <text:p text:style-name="P2">Шульжик-модуль «Викторина»,описание работы модуля и его возможностей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30T00:12:07.993000000</meta:creation-date>
    <dc:date>2025-12-30T00:23:29.377000000</dc:date>
    <meta:editing-duration>PT31S</meta:editing-duration>
    <meta:editing-cycles>1</meta:editing-cycles>
    <meta:generator>Neat_Office/6.2.8.2$Windows_x86 LibreOffice_project/</meta:generator>
    <meta:document-statistic meta:table-count="0" meta:image-count="0" meta:object-count="0" meta:page-count="1" meta:paragraph-count="11" meta:word-count="64" meta:character-count="523" meta:non-whitespace-character-count="470"/>
  </office:meta>
</office:document-meta>
</file>